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cc33" draw:textarea-horizontal-align="justify" draw:textarea-vertical-align="middle" draw:auto-grow-height="false" fo:min-height="2.75cm" fo:min-width="7.5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1.73cm" fo:min-width="4.804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1.73cm" fo:min-width="5.088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3.15cm" fo:min-width="6.4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1.802cm" fo:min-width="4.45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1.59cm" fo:min-width="3.884cm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3.45cm" fo:min-width="6.1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svg:stroke-color="#000000" draw:fill-color="#b2b2b2" draw:textarea-horizontal-align="justify" draw:textarea-vertical-align="middle" draw:auto-grow-height="false" fo:min-height="1.66cm" fo:min-width="4.38cm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6.85cm" fo:min-width="8.9cm"/>
    </style:style>
    <style:style style:name="gr11" style:family="graphic" style:parent-style-name="standard">
      <style:graphic-properties svg:stroke-color="#000000" draw:fill-color="#b2b2b2" draw:textarea-horizontal-align="justify" draw:textarea-vertical-align="middle" draw:auto-grow-height="false" fo:min-height="1.73cm" fo:min-width="4.38cm"/>
    </style:style>
    <style:style style:name="gr12" style:family="graphic" style:parent-style-name="standard">
      <style:graphic-properties svg:stroke-color="#000000" draw:fill-color="#000000" draw:textarea-vertical-align="middle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1.59cm" fo:min-width="3.39cm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2.75cm" fo:min-width="4.9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fill-color="#b2b2b2" draw:textarea-horizontal-align="justify" draw:textarea-vertical-align="middle" draw:auto-grow-height="false" fo:min-height="1.66cm" fo:min-width="4.31cm"/>
    </style:style>
    <style:style style:name="gr18" style:family="graphic" style:parent-style-name="standard">
      <style:graphic-properties svg:stroke-color="#000000" draw:fill-color="#b2b2b2" draw:textarea-horizontal-align="justify" draw:textarea-vertical-align="middle" draw:auto-grow-height="false" fo:min-height="6.75cm" fo:min-width="7.9cm"/>
    </style:style>
    <style:style style:name="gr19" style:family="graphic" style:parent-style-name="standard">
      <style:graphic-properties svg:stroke-color="#000000" draw:fill-color="#b2b2b2" draw:textarea-horizontal-align="justify" draw:textarea-vertical-align="middle" draw:auto-grow-height="false" fo:min-height="5.35cm" fo:min-width="8.1cm"/>
    </style:style>
    <style:style style:name="gr20" style:family="graphic" style:parent-style-name="standard">
      <style:graphic-properties svg:stroke-color="#000000" draw:fill-color="#b2b2b2" draw:textarea-horizontal-align="justify" draw:textarea-vertical-align="middle" draw:auto-grow-height="false" fo:min-height="1.872cm" fo:min-width="4.238cm"/>
    </style:style>
    <style:style style:name="gr21" style:family="graphic" style:parent-style-name="standard">
      <style:graphic-properties svg:stroke-color="#000000" draw:fill-color="#b2b2b2" draw:textarea-horizontal-align="justify" draw:textarea-vertical-align="middle" draw:auto-grow-height="false" fo:min-height="1.802cm" fo:min-width="3.672cm"/>
    </style:style>
    <style:style style:name="gr22" style:family="graphic" style:parent-style-name="standard">
      <style:graphic-properties svg:stroke-color="#000000" draw:fill-color="#b2b2b2" draw:textarea-horizontal-align="justify" draw:textarea-vertical-align="middle" draw:auto-grow-height="false" fo:min-height="5.85cm" fo:min-width="6.2cm"/>
    </style:style>
    <style:style style:name="gr23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10.5cm"/>
    </style:style>
    <style:style style:name="gr24" style:family="graphic" style:parent-style-name="standard">
      <style:graphic-properties svg:stroke-color="#000000" draw:fill-color="#b2b2b2" draw:textarea-horizontal-align="justify" draw:textarea-vertical-align="middle" draw:auto-grow-height="false" fo:min-height="0.95cm" fo:min-width="10.5cm"/>
    </style:style>
    <style:style style:name="gr25" style:family="graphic" style:parent-style-name="standard">
      <style:graphic-properties svg:stroke-color="#000000" draw:fill-color="#b2b2b2" draw:textarea-horizontal-align="justify" draw:textarea-vertical-align="middle" draw:auto-grow-height="false" fo:min-height="1.65cm" fo:min-width="10.5cm"/>
    </style:style>
    <style:style style:name="gr26" style:family="graphic" style:parent-style-name="standard">
      <style:graphic-properties svg:stroke-color="#000000" draw:fill-color="#b2b2b2" draw:textarea-horizontal-align="justify" draw:textarea-vertical-align="middle" draw:auto-grow-height="false" fo:min-height="2.65cm" fo:min-width="11.8cm"/>
    </style:style>
    <style:style style:name="gr27" style:family="graphic" style:parent-style-name="standard">
      <style:graphic-properties svg:stroke-color="#000000" draw:fill-color="#b2b2b2" draw:textarea-horizontal-align="justify" draw:textarea-vertical-align="middle" draw:auto-grow-height="false" fo:min-height="1.85cm" fo:min-width="11.8cm"/>
    </style:style>
    <style:style style:name="gr28" style:family="graphic" style:parent-style-name="standard">
      <style:graphic-properties svg:stroke-color="#000000" draw:fill-color="#b2b2b2" draw:textarea-horizontal-align="justify" draw:textarea-vertical-align="middle" draw:auto-grow-height="false" fo:min-height="1.65cm" fo:min-width="11.8cm"/>
    </style:style>
    <style:style style:name="gr29" style:family="graphic" style:parent-style-name="standard">
      <style:graphic-properties svg:stroke-color="#000000" draw:fill-color="#b2b2b2" draw:textarea-horizontal-align="justify" draw:textarea-vertical-align="middle" draw:auto-grow-height="false" fo:min-height="3.15cm" fo:min-width="11.8cm"/>
    </style:style>
    <style:style style:name="gr30" style:family="graphic" style:parent-style-name="standard">
      <style:graphic-properties svg:stroke-color="#000000" draw:fill-color="#b2b2b2" draw:textarea-horizontal-align="justify" draw:textarea-vertical-align="middle" draw:auto-grow-height="false" fo:min-height="1.646cm" fo:min-width="10.996cm"/>
    </style:style>
    <style:style style:name="gr31" style:family="graphic" style:parent-style-name="standard">
      <style:graphic-properties svg:stroke-color="#000000" draw:fill-color="#b2b2b2" draw:textarea-horizontal-align="justify" draw:textarea-vertical-align="middle" draw:auto-grow-height="false" fo:min-height="2.006cm" fo:min-width="11.056cm"/>
    </style:style>
    <style:style style:name="gr32" style:family="graphic" style:parent-style-name="standard">
      <style:graphic-properties svg:stroke-color="#000000" draw:fill-color="#b2b2b2" draw:textarea-horizontal-align="justify" draw:textarea-vertical-align="middle" draw:auto-grow-height="false" fo:min-height="1.826cm" fo:min-width="8.976cm"/>
    </style:style>
    <style:style style:name="gr33" style:family="graphic" style:parent-style-name="standard">
      <style:graphic-properties svg:stroke-color="#000000" draw:fill-color="#b2b2b2" draw:textarea-horizontal-align="justify" draw:textarea-vertical-align="middle" draw:auto-grow-height="false" fo:min-height="1.65cm" fo:min-width="10.7cm"/>
    </style:style>
    <style:style style:name="gr34" style:family="graphic" style:parent-style-name="standard">
      <style:graphic-properties svg:stroke-color="#000000" draw:fill-color="#b2b2b2" draw:textarea-horizontal-align="justify" draw:textarea-vertical-align="middle" draw:auto-grow-height="false" fo:min-height="1.85cm" fo:min-width="9.6cm"/>
    </style:style>
    <style:style style:name="gr35" style:family="graphic" style:parent-style-name="standard">
      <style:graphic-properties svg:stroke-color="#000000" draw:fill-color="#b2b2b2" draw:textarea-horizontal-align="justify" draw:textarea-vertical-align="middle" draw:auto-grow-height="false" fo:min-height="2.05cm" fo:min-width="10.1cm"/>
    </style:style>
    <style:style style:name="gr36" style:family="graphic" style:parent-style-name="standard">
      <style:graphic-properties svg:stroke-color="#000000" draw:fill-color="#b2b2b2" draw:textarea-horizontal-align="justify" draw:textarea-vertical-align="middle" draw:auto-grow-height="false" fo:min-height="1.05cm" fo:min-width="10.5cm"/>
    </style:style>
    <style:style style:name="gr37" style:family="graphic" style:parent-style-name="standard">
      <style:graphic-properties svg:stroke-color="#000000" draw:fill-color="#b2b2b2" draw:textarea-vertical-align="middle"/>
    </style:style>
    <style:style style:name="gr38" style:family="graphic" style:parent-style-name="standard">
      <style:graphic-properties svg:stroke-color="#000000" draw:fill-color="#b2b2b2" draw:textarea-horizontal-align="justify" draw:textarea-vertical-align="middle" draw:auto-grow-height="false" fo:min-height="2.05cm" fo:min-width="9.7cm"/>
    </style:style>
    <style:style style:name="gr39" style:family="graphic" style:parent-style-name="objectwithoutfill">
      <style:graphic-properties svg:stroke-color="#000000" draw:marker-end="Arrow" draw:marker-end-width="0.3cm" draw:fill="none" draw:fill-color="#b2b2b2" draw:textarea-vertical-align="middle"/>
    </style:style>
    <style:style style:name="gr40" style:family="graphic" style:parent-style-name="standard">
      <style:graphic-properties svg:stroke-color="#000000" draw:fill-color="#b2b2b2" draw:textarea-horizontal-align="justify" draw:textarea-vertical-align="middle" draw:auto-grow-height="false" fo:min-height="1.05cm" fo:min-width="10.6cm"/>
    </style:style>
    <style:style style:name="gr41" style:family="graphic" style:parent-style-name="standard">
      <style:graphic-properties svg:stroke-color="#000000" draw:fill-color="#b2b2b2" draw:textarea-horizontal-align="justify" draw:textarea-vertical-align="middle" draw:auto-grow-height="false" fo:min-height="2.15cm" fo:min-width="12cm"/>
    </style:style>
    <style:style style:name="gr42" style:family="graphic" style:parent-style-name="standard">
      <style:graphic-properties svg:stroke-color="#000000" draw:fill-color="#b2b2b2" draw:textarea-horizontal-align="justify" draw:textarea-vertical-align="middle" draw:auto-grow-height="false" fo:min-height="2.15cm" fo:min-width="9.8cm"/>
    </style:style>
    <style:style style:name="gr43" style:family="graphic" style:parent-style-name="standard">
      <style:graphic-properties svg:stroke-color="#000000" draw:fill-color="#b2b2b2" draw:textarea-horizontal-align="justify" draw:textarea-vertical-align="middle" draw:auto-grow-height="false" fo:min-height="1.15cm" fo:min-width="10cm"/>
    </style:style>
    <style:style style:name="gr44" style:family="graphic" style:parent-style-name="standard">
      <style:graphic-properties svg:stroke-color="#000000" draw:fill-color="#b2b2b2" draw:textarea-horizontal-align="justify" draw:textarea-vertical-align="middle" draw:auto-grow-height="false" fo:min-height="1.05cm" fo:min-width="11.3cm"/>
    </style:style>
    <style:style style:name="gr45" style:family="graphic" style:parent-style-name="objectwithoutfill">
      <style:graphic-properties svg:stroke-color="#000000" draw:fill="none" draw:fill-color="#b2b2b2" draw:textarea-vertical-align="middle"/>
    </style:style>
    <style:style style:name="gr46" style:family="graphic" style:parent-style-name="standard">
      <style:graphic-properties svg:stroke-color="#000000" draw:fill-color="#b2b2b2" draw:textarea-horizontal-align="justify" draw:textarea-vertical-align="middle" draw:auto-grow-height="false" fo:min-height="1.448cm" fo:min-width="4.238cm"/>
    </style:style>
    <style:style style:name="gr47" style:family="graphic" style:parent-style-name="standard">
      <style:graphic-properties svg:stroke-color="#000000" draw:fill-color="#ff6600" draw:textarea-horizontal-align="justify" draw:textarea-vertical-align="middle" draw:auto-grow-height="false" fo:min-height="2.45cm" fo:min-width="8.5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8cm" svg:height="3cm" svg:x="52.396cm" svg:y="18.2cm">
          <text:p text:style-name="P1">Bienvenue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7.5cm" svg:height="2.8cm" svg:x="21.396cm" svg:y="22.5cm">
          <text:p text:style-name="P1">Comma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7.9cm" svg:height="2.8cm" svg:x="52.796cm" svg:y="9.2cm">
          <text:p text:style-name="P1">Quit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" draw:id="id12" draw:layer="layout" svg:width="6.9cm" svg:height="3.4cm" svg:x="65.096cm" svg:y="8.9cm">
          <text:p text:style-name="P1">Au revoir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7cm" svg:height="2.9cm" svg:x="53.196cm" svg:y="13.8cm">
          <text:p text:style-name="P1">Répé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5" draw:id="id5" draw:layer="layout" svg:width="6.2cm" svg:height="2.6cm" svg:x="61.496cm" svg:y="22.6cm">
          <text:p text:style-name="P1">O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" draw:id="id2" draw:layer="layout" svg:width="6.6cm" svg:height="3.7cm" svg:x="65.096cm" svg:y="13.4cm">
          <text:p text:style-name="P1">Slot possible : type</text:p>
          <text:p text:style-name="P1"/>
          <text:p text:style-name="P1">Répète le </text:p>
          <text:p text:style-name="P1">dernier message ou</text:p>
          <text:p text:style-name="P1">Le « type »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60.196cm" svg:y1="15.25cm" svg:x2="65.096cm" svg:y2="15.25cm" draw:start-shape="id1" draw:end-shape="id2" svg:d="M60196 15250h4900" svg:viewBox="0 0 4901 1">
          <text:p/>
        </draw:connector>
        <draw:custom-shape draw:style-name="gr9" draw:text-style-name="P3" xml:id="id6" draw:id="id6" draw:layer="layout" svg:width="6.9cm" svg:height="2.7cm" svg:x="76.096cm" svg:y="22.4cm">
          <text:p text:style-name="P1">Propose moi</text:p>
          <text:p text:style-name="P1">un restaur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0" draw:id="id10" draw:layer="layout" svg:width="9.4cm" svg:height="7.1cm" svg:x="74.896cm" svg:y="26cm">
          <text:p text:style-name="P1">Slot possible :</text:p>
          <text:p text:style-name="P1">Tag du restaurant</text:p>
          <text:p text:style-name="P1"/>
          <text:p text:style-name="P1">Propose 3 restaurants</text:p>
          <text:p text:style-name="P1">dans une liste</text:p>
          <draw:enhanced-geometry svg:viewBox="0 0 21600 21600" draw:type="rectangle" draw:enhanced-path="M 0 0 L 21600 0 21600 21600 0 21600 0 0 Z N"/>
        </draw:custom-shape>
        <draw:custom-shape draw:style-name="gr11" draw:text-style-name="P3" xml:id="id48" draw:id="id48" draw:layer="layout" svg:width="6.9cm" svg:height="2.8cm" svg:x="25.596cm" svg:y="84.45cm">
          <text:p text:style-name="P1">Changer la comman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line-skew="-0.1cm" svg:x1="56.396cm" svg:y1="21.2cm" svg:x2="25.146cm" svg:y2="22.5cm" draw:start-shape="id3" draw:start-glue-point="2" draw:end-shape="id4" draw:end-glue-point="4" svg:d="M56396 21200v550h-31250v750" svg:viewBox="0 0 31251 1301">
          <text:p/>
        </draw:connector>
        <draw:connector draw:style-name="gr12" draw:text-style-name="P5" draw:layer="layout" svg:x1="60.396cm" svg:y1="19.7cm" svg:x2="64.596cm" svg:y2="22.6cm" draw:start-shape="id3" draw:start-glue-point="1" draw:end-shape="id5" draw:end-glue-point="4" svg:d="M60396 19700h4200v2900" svg:viewBox="0 0 4201 2901">
          <text:p/>
        </draw:connector>
        <draw:connector draw:style-name="gr8" draw:text-style-name="P1" draw:layer="layout" draw:line-skew="-0.15cm" svg:x1="56.396cm" svg:y1="21.2cm" svg:x2="79.546cm" svg:y2="22.4cm" draw:start-shape="id3" draw:start-glue-point="2" draw:end-shape="id6" svg:d="M56396 21200v450h23150v750" svg:viewBox="0 0 23151 1201">
          <text:p/>
        </draw:connector>
        <draw:custom-shape draw:style-name="gr13" draw:text-style-name="P3" xml:id="id13" draw:id="id13" draw:layer="layout" svg:width="5.5cm" svg:height="2.6cm" svg:x="33.496cm" svg:y="84.55cm">
          <text:p text:style-name="P1">Vali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7" draw:id="id7" draw:layer="layout" svg:width="5.4cm" svg:height="3cm" svg:x="61.896cm" svg:y="25.9cm">
          <text:p text:style-name="P1">Que faire ?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64.596cm" svg:y1="25.2cm" svg:x2="64.596cm" svg:y2="25.9cm" draw:start-shape="id5" draw:start-glue-point="8" draw:end-shape="id7" draw:end-glue-point="0" svg:d="M64596 25200v700" svg:viewBox="0 0 1 701">
          <text:p/>
        </draw:connector>
        <draw:connector draw:style-name="gr15" draw:text-style-name="P1" draw:layer="layout" svg:x1="67.296cm" svg:y1="27.4cm" svg:x2="67.296cm" svg:y2="27.4cm" draw:start-shape="id7" draw:end-shape="id7" svg:d="M67296 27400z" svg:viewBox="0 0 1 1">
          <text:p/>
        </draw:connector>
        <draw:connector draw:style-name="gr16" draw:text-style-name="P6" draw:layer="layout" draw:type="curve" svg:x1="64.596cm" svg:y1="28.9cm" svg:x2="53.271cm" svg:y2="21.75cm" draw:start-shape="id7" draw:start-glue-point="2" svg:d="M64596 28900c0 751-11325 4326-11325-7150" svg:viewBox="0 0 11326 8268">
          <text:p/>
        </draw:connector>
        <draw:custom-shape draw:style-name="gr17" draw:text-style-name="P3" xml:id="id8" draw:id="id8" draw:layer="layout" svg:width="6.8cm" svg:height="2.7cm" svg:x="-6.604cm" svg:y="22.2cm">
          <text:p text:style-name="P1">A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56.396cm" svg:y1="21.2cm" svg:x2="-3.204cm" svg:y2="22.2cm" draw:start-shape="id3" draw:start-glue-point="2" draw:end-shape="id8" draw:end-glue-point="4" svg:d="M56396 21200v501h-30099v-2h-29501v501" svg:viewBox="0 0 59601 1001">
          <text:p/>
        </draw:connector>
        <draw:custom-shape draw:style-name="gr18" draw:text-style-name="P3" xml:id="id15" draw:id="id15" draw:layer="layout" svg:width="8.4cm" svg:height="7cm" svg:x="-7.4cm" svg:y="26.3cm">
          <text:p text:style-name="P1">Vous pouvez ;</text:p>
          <text:p text:style-name="P1">Réserver un restaurant</text:p>
          <text:p text:style-name="P1">Me demander un liste</text:p>
          <text:p text:style-name="P1">De restaurants</text:p>
          <text:p text:style-name="P1"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5.146cm" svg:y1="25.3cm" svg:x2="25.146cm" svg:y2="28.2cm" draw:start-shape="id4" draw:start-glue-point="8" draw:end-shape="id9" draw:end-glue-point="0" svg:d="M25146 25300v2900" svg:viewBox="0 0 1 2901">
          <text:p/>
        </draw:connector>
        <draw:connector draw:style-name="gr8" draw:text-style-name="P1" draw:layer="layout" svg:x1="79.596cm" svg:y1="26cm" svg:x2="79.546cm" svg:y2="25.1cm" draw:start-shape="id10" draw:start-glue-point="0" draw:end-shape="id6" draw:end-glue-point="8" svg:d="M79596 26000v-449h-50v-451" svg:viewBox="0 0 51 901">
          <text:p/>
        </draw:connector>
        <draw:connector draw:style-name="gr8" draw:text-style-name="P1" draw:layer="layout" svg:x1="60.696cm" svg:y1="10.6cm" svg:x2="65.096cm" svg:y2="10.6cm" draw:start-shape="id11" draw:start-glue-point="10" draw:end-shape="id12" draw:end-glue-point="3" svg:d="M60696 10600h4400" svg:viewBox="0 0 4401 1">
          <text:p/>
        </draw:connector>
        <draw:custom-shape draw:style-name="gr19" draw:text-style-name="P3" xml:id="id14" draw:id="id14" draw:layer="layout" svg:width="8.6cm" svg:height="5.6cm" svg:x="31.896cm" svg:y="88.35cm">
          <text:p text:style-name="P1">Modifie le nombre</text:p>
          <text:p text:style-name="P1">de places</text:p>
          <text:p text:style-name="P1">Crée la réservation</text:p>
          <text:p text:style-name="P1">Signale que tout est bon.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36.246cm" svg:y1="87.15cm" svg:x2="36.196cm" svg:y2="88.35cm" draw:start-shape="id13" draw:end-shape="id14" draw:end-glue-point="0" svg:d="M36246 87150v601h-50v599" svg:viewBox="0 0 51 1201">
          <text:p/>
        </draw:connector>
        <draw:connector draw:style-name="gr8" draw:text-style-name="P1" draw:layer="layout" svg:x1="-3.2cm" svg:y1="26.3cm" svg:x2="-3.204cm" svg:y2="24.9cm" draw:start-shape="id15" draw:start-glue-point="0" draw:end-shape="id8" draw:end-glue-point="8" svg:d="M-3200 26300v-699h-4v-701" svg:viewBox="0 0 5 1401">
          <text:p/>
        </draw:connector>
        <draw:connector draw:style-name="gr16" draw:text-style-name="P6" draw:layer="layout" draw:type="curve" svg:x1="-3.2cm" svg:y1="33.3cm" svg:x2="12.085cm" svg:y2="21.644cm" draw:start-shape="id15" draw:start-glue-point="2" svg:d="M-3200 33300c0 751 15285 6579 15285-11656" svg:viewBox="0 0 15286 13133">
          <text:p/>
        </draw:connector>
        <draw:custom-shape draw:style-name="gr20" draw:text-style-name="P3" xml:id="id16" draw:id="id16" draw:layer="layout" svg:width="6.7cm" svg:height="3cm" svg:x="76.296cm" svg:y="34.8cm">
          <text:p text:style-name="P1">Sélection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17" draw:id="id17" draw:layer="layout" svg:width="6.7cm" svg:height="3cm" svg:x="67.996cm" svg:y="34.8cm">
          <text:p text:style-name="P1">Recommenc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18" draw:id="id18" draw:layer="layout" svg:width="5.9cm" svg:height="2.9cm" svg:x="83.896cm" svg:y="34.9cm">
          <text:p text:style-name="P1">Dire le n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79.596cm" svg:y1="33.1cm" svg:x2="79.646cm" svg:y2="34.8cm" draw:start-shape="id10" draw:end-shape="id16" svg:d="M79596 33100v850h50v850" svg:viewBox="0 0 51 1701">
          <text:p/>
        </draw:connector>
        <draw:connector draw:style-name="gr8" draw:text-style-name="P1" draw:layer="layout" svg:x1="79.596cm" svg:y1="33.1cm" svg:x2="71.346cm" svg:y2="34.8cm" draw:start-shape="id10" draw:end-shape="id17" svg:d="M79596 33100v850h-8250v850" svg:viewBox="0 0 8251 1701">
          <text:p/>
        </draw:connector>
        <draw:connector draw:style-name="gr8" draw:text-style-name="P1" draw:layer="layout" svg:x1="79.596cm" svg:y1="33.1cm" svg:x2="86.846cm" svg:y2="34.9cm" draw:start-shape="id10" draw:end-shape="id18" draw:end-glue-point="4" svg:d="M79596 33100v900h7250v900" svg:viewBox="0 0 7251 1801">
          <text:p/>
        </draw:connector>
        <draw:custom-shape draw:style-name="gr22" draw:text-style-name="P3" xml:id="id19" draw:id="id19" draw:layer="layout" svg:width="6.7cm" svg:height="6.1cm" svg:x="80.996cm" svg:y="40.1cm">
          <text:p text:style-name="P1">Signale le restaurant</text:p>
          <text:p text:style-name="P1">choisi et demande</text:p>
          <text:p text:style-name="P1">le reste des</text:p>
          <text:p text:style-name="P1">informations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draw:type="curve" svg:x1="71.346cm" svg:y1="37.8cm" svg:x2="53.271cm" svg:y2="21.75cm" draw:start-shape="id17" draw:start-glue-point="8" svg:d="M71346 37800c0 753-18075 8778-18075-16050" svg:viewBox="0 0 18076 17879">
          <text:p/>
        </draw:connector>
        <draw:connector draw:style-name="gr16" draw:text-style-name="P6" draw:layer="layout" draw:type="curve" svg:x1="80.996cm" svg:y1="43.15cm" svg:x2="31.296cm" svg:y2="29.65cm" draw:start-shape="id19" draw:end-shape="id9" draw:end-glue-point="1" svg:d="M80996 43150c-37275 0-12425-13500-49700-13500" svg:viewBox="0 0 49701 13501">
          <text:p/>
        </draw:connector>
        <draw:custom-shape draw:style-name="gr23" draw:text-style-name="P3" xml:id="id20" draw:id="id20" draw:layer="layout" svg:width="11cm" svg:height="1.1cm" svg:x="12.696cm" svg:y="32.3cm">
          <text:p text:style-name="P1">Erreur: Le restaurant n'est pas connu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1cm" svg:height="1.1cm" svg:x="19.596cm" svg:y="50.4cm">
          <text:p text:style-name="P1">Cas : Complet à cette date</text:p>
          <draw:enhanced-geometry svg:viewBox="0 0 21600 21600" draw:type="rectangle" draw:enhanced-path="M 0 0 L 21600 0 21600 21600 0 21600 0 0 Z N"/>
        </draw:custom-shape>
        <draw:custom-shape draw:style-name="gr23" draw:text-style-name="P3" xml:id="id22" draw:id="id22" draw:layer="layout" svg:width="11cm" svg:height="1.1cm" svg:x="30.596cm" svg:y="50.4cm">
          <text:p text:style-name="P1">Cas : Fermé à cette date</text:p>
          <draw:enhanced-geometry svg:viewBox="0 0 21600 21600" draw:type="rectangle" draw:enhanced-path="M 0 0 L 21600 0 21600 21600 0 21600 0 0 Z N"/>
        </draw:custom-shape>
        <draw:custom-shape draw:style-name="gr24" draw:text-style-name="P3" xml:id="id31" draw:id="id31" draw:layer="layout" svg:width="11cm" svg:height="1.2cm" svg:x="11.496cm" svg:y="42.2cm">
          <text:p text:style-name="P1">Erreur : La date n'est pas reconnue</text:p>
          <draw:enhanced-geometry svg:viewBox="0 0 21600 21600" draw:type="rectangle" draw:enhanced-path="M 0 0 L 21600 0 21600 21600 0 21600 0 0 Z N"/>
        </draw:custom-shape>
        <draw:custom-shape draw:style-name="gr25" draw:text-style-name="P3" xml:id="id35" draw:id="id35" draw:layer="layout" svg:width="11cm" svg:height="1.9cm" svg:x="29.596cm" svg:y="70.65cm">
          <text:p text:style-name="P1">Erreur : Le nombre de personnes</text:p>
          <text:p text:style-name="P1">N'est pas compris</text:p>
          <draw:enhanced-geometry svg:viewBox="0 0 21600 21600" draw:type="rectangle" draw:enhanced-path="M 0 0 L 21600 0 21600 21600 0 21600 0 0 Z N"/>
        </draw:custom-shape>
        <draw:custom-shape draw:style-name="gr26" draw:text-style-name="P3" xml:id="id9" draw:id="id9" draw:layer="layout" svg:width="12.3cm" svg:height="2.9cm" svg:x="18.996cm" svg:y="28.2cm">
          <text:p text:style-name="P1">L’utilisateur n'as pas donné le nom</text:p>
          <text:p text:style-name="P1">du restaurant</text:p>
          <text:p text:style-name="P1">=&gt; On demande le nom de restaurant</text:p>
          <draw:enhanced-geometry svg:viewBox="0 0 21600 21600" draw:type="rectangle" draw:enhanced-path="M 0 0 L 21600 0 21600 21600 0 21600 0 0 Z N"/>
        </draw:custom-shape>
        <draw:custom-shape draw:style-name="gr27" draw:text-style-name="P3" xml:id="id47" draw:id="id47" draw:layer="layout" svg:width="12.3cm" svg:height="2.1cm" svg:x="37.496cm" svg:y="80.05cm">
          <text:p text:style-name="P1">L’utilisateur n'as pas donné son nom</text:p>
          <text:p text:style-name="P1">=&gt; On demande son nom</text:p>
          <draw:enhanced-geometry svg:viewBox="0 0 21600 21600" draw:type="rectangle" draw:enhanced-path="M 0 0 L 21600 0 21600 21600 0 21600 0 0 Z N"/>
        </draw:custom-shape>
        <draw:custom-shape draw:style-name="gr28" draw:text-style-name="P3" xml:id="id25" draw:id="id25" draw:layer="layout" svg:width="12.3cm" svg:height="1.9cm" svg:x="10.796cm" svg:y="58.4cm">
          <text:p text:style-name="P1">L’utilisateur n'as pas donné l'heure</text:p>
          <text:p text:style-name="P1">=&gt; On demande l'heure</text:p>
          <draw:enhanced-geometry svg:viewBox="0 0 21600 21600" draw:type="rectangle" draw:enhanced-path="M 0 0 L 21600 0 21600 21600 0 21600 0 0 Z N"/>
        </draw:custom-shape>
        <draw:custom-shape draw:style-name="gr29" draw:text-style-name="P3" xml:id="id30" draw:id="id30" draw:layer="layout" svg:width="12.3cm" svg:height="3.4cm" svg:x="18.996cm" svg:y="37.5cm">
          <text:p text:style-name="P1">On récupère les horaires</text:p>
          <text:p text:style-name="P1"/>
          <text:p text:style-name="P1">L’utilisateur n'as pas donné la date</text:p>
          <text:p text:style-name="P1">=&gt; On demande la date</text:p>
          <draw:enhanced-geometry svg:viewBox="0 0 21600 21600" draw:type="rectangle" draw:enhanced-path="M 0 0 L 21600 0 21600 21600 0 21600 0 0 Z N"/>
        </draw:custom-shape>
        <draw:custom-shape draw:style-name="gr30" draw:text-style-name="P3" xml:id="id29" draw:id="id29" draw:layer="layout" svg:width="11.7cm" svg:height="2.1cm" svg:x="19.296cm" svg:y="47.2cm">
          <text:p text:style-name="P1">Le restaurant est-il ouvert à cette date 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xml:id="id33" draw:id="id33" draw:layer="layout" svg:width="11.8cm" svg:height="2.5cm" svg:x="43.196cm" svg:y="74.35cm">
          <text:p text:style-name="P1">Y a-t-il suffisamment de tables</text:p>
          <text:p text:style-name="P1">disponibles 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" xml:id="id23" draw:id="id23" draw:layer="layout" svg:width="9.7cm" svg:height="2.3cm" svg:x="25.796cm" svg:y="52.1cm">
          <text:p text:style-name="P1">Le restaurant est il ouvert un</text:p>
          <text:p text:style-name="P1">autre jour de la semaine 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xml:id="id27" draw:id="id27" draw:layer="layout" svg:width="11cm" svg:height="1.1cm" svg:x="28.796cm" svg:y="56.5cm">
          <text:p text:style-name="P1">Cas : Pas de place la semaine</text:p>
          <draw:enhanced-geometry svg:viewBox="0 0 21600 21600" draw:type="rectangle" draw:enhanced-path="M 0 0 L 21600 0 21600 21600 0 21600 0 0 Z N"/>
        </draw:custom-shape>
        <draw:custom-shape draw:style-name="gr23" draw:text-style-name="P3" xml:id="id26" draw:id="id26" draw:layer="layout" svg:width="11cm" svg:height="1.1cm" svg:x="17.896cm" svg:y="56.5cm">
          <text:p text:style-name="P1">Cas : Possible un autre jour</text:p>
          <draw:enhanced-geometry svg:viewBox="0 0 21600 21600" draw:type="rectangle" draw:enhanced-path="M 0 0 L 21600 0 21600 21600 0 21600 0 0 Z N"/>
        </draw:custom-shape>
        <draw:custom-shape draw:style-name="gr23" draw:text-style-name="P3" xml:id="id24" draw:id="id24" draw:layer="layout" svg:width="11cm" svg:height="1.1cm" svg:x="8.796cm" svg:y="50.4cm">
          <text:p text:style-name="P1">Cas : Le restaurant est ouvert</text:p>
          <draw:enhanced-geometry svg:viewBox="0 0 21600 21600" draw:type="rectangle" draw:enhanced-path="M 0 0 L 21600 0 21600 21600 0 21600 0 0 Z N"/>
        </draw:custom-shape>
        <draw:custom-shape draw:style-name="gr33" draw:text-style-name="P3" xml:id="id21" draw:id="id21" draw:layer="measurelines" svg:width="11.2cm" svg:height="1.9cm" svg:x="12.596cm" svg:y="33.9cm">
          <text:p text:style-name="P1">On redemande le restaurant</text:p>
          <text:p text:style-name="P1">2eme fois : On propose des restaurants</text:p>
          <draw:enhanced-geometry svg:viewBox="0 0 21600 21600" draw:type="rectangle" draw:enhanced-path="M 0 0 L 21600 0 21600 21600 0 21600 0 0 Z N"/>
        </draw:custom-shape>
        <draw:connector draw:style-name="gr8" draw:text-style-name="P1" draw:layer="measurelines" svg:x1="25.146cm" svg:y1="31.1cm" svg:x2="18.196cm" svg:y2="32.3cm" draw:start-shape="id9" draw:end-shape="id20" svg:d="M25146 31100v600h-6950v600" svg:viewBox="0 0 6951 1201">
          <text:p/>
        </draw:connector>
        <draw:connector draw:style-name="gr16" draw:text-style-name="P6" draw:layer="measurelines" draw:type="line" svg:x1="18.196cm" svg:y1="33.4cm" svg:x2="18.196cm" svg:y2="33.9cm" draw:start-shape="id20" draw:end-shape="id21" draw:end-glue-point="0" svg:d="M18196 33400v500" svg:viewBox="0 0 1 501">
          <text:p/>
        </draw:connector>
        <draw:connector draw:style-name="gr16" draw:text-style-name="P6" draw:layer="measurelines" draw:type="line" svg:x1="30.596cm" svg:y1="50.95cm" svg:x2="30.646cm" svg:y2="52.1cm" draw:start-shape="id22" draw:end-shape="id23" draw:end-glue-point="0" svg:d="M30596 50950l50 1150" svg:viewBox="0 0 51 1151">
          <text:p/>
        </draw:connector>
        <draw:connector draw:style-name="gr16" draw:text-style-name="P6" draw:layer="measurelines" draw:type="line" svg:x1="14.296cm" svg:y1="51.5cm" svg:x2="16.946cm" svg:y2="58.4cm" draw:start-shape="id24" draw:start-glue-point="2" draw:end-shape="id25" draw:end-glue-point="0" svg:d="M14296 51500l2650 6900" svg:viewBox="0 0 2651 6901">
          <text:p/>
        </draw:connector>
        <draw:connector draw:style-name="gr16" draw:text-style-name="P6" draw:layer="measurelines" draw:type="line" svg:x1="23.396cm" svg:y1="57.6cm" svg:x2="16.946cm" svg:y2="58.4cm" draw:start-shape="id26" draw:start-glue-point="2" draw:end-shape="id25" draw:end-glue-point="0" svg:d="M23396 57600l-6450 800" svg:viewBox="0 0 6451 801">
          <text:p/>
        </draw:connector>
        <draw:custom-shape draw:style-name="gr34" draw:text-style-name="P3" xml:id="id28" draw:id="id28" draw:layer="measurelines" svg:width="10.1cm" svg:height="2.1cm" svg:x="29.196cm" svg:y="58.3cm">
          <text:p text:style-name="P1">Proposer de choisir une autre</text:p>
          <text:p text:style-name="P1">date ou un autre restaurant</text:p>
          <draw:enhanced-geometry svg:viewBox="0 0 21600 21600" draw:type="rectangle" draw:enhanced-path="M 0 0 L 21600 0 21600 21600 0 21600 0 0 Z N"/>
        </draw:custom-shape>
        <draw:connector draw:style-name="gr16" draw:text-style-name="P6" draw:layer="measurelines" draw:type="line" svg:x1="34.296cm" svg:y1="57.6cm" svg:x2="34.246cm" svg:y2="58.3cm" draw:start-shape="id27" draw:end-shape="id28" svg:d="M34296 57600l-50 700" svg:viewBox="0 0 51 701">
          <text:p/>
        </draw:connector>
        <draw:connector draw:style-name="gr8" draw:text-style-name="P1" draw:layer="measurelines" svg:x1="25.146cm" svg:y1="49.3cm" svg:x2="36.096cm" svg:y2="50.4cm" draw:start-shape="id29" draw:end-shape="id22" svg:d="M25146 49300v551h10950v549" svg:viewBox="0 0 10951 1101">
          <text:p/>
        </draw:connector>
        <draw:connector draw:style-name="gr8" draw:text-style-name="P1" draw:layer="measurelines" svg:x1="25.146cm" svg:y1="49.3cm" svg:x2="14.296cm" svg:y2="50.4cm" draw:start-shape="id29" draw:end-shape="id24" svg:d="M25146 49300v551h-10850v549" svg:viewBox="0 0 10851 1101">
          <text:p/>
        </draw:connector>
        <draw:connector draw:style-name="gr8" draw:text-style-name="P1" draw:layer="measurelines" svg:x1="30.646cm" svg:y1="54.4cm" svg:x2="34.296cm" svg:y2="56.5cm" draw:start-shape="id23" draw:start-glue-point="2" draw:end-shape="id27" draw:end-glue-point="0" svg:d="M30646 54400v1051h3650v1049" svg:viewBox="0 0 3651 2101">
          <text:p/>
        </draw:connector>
        <draw:connector draw:style-name="gr8" draw:text-style-name="P1" draw:layer="measurelines" svg:x1="30.646cm" svg:y1="54.4cm" svg:x2="23.396cm" svg:y2="56.5cm" draw:start-shape="id23" draw:start-glue-point="2" draw:end-shape="id26" draw:end-glue-point="0" svg:d="M30646 54400v1051h-7250v1049" svg:viewBox="0 0 7251 2101">
          <text:p/>
        </draw:connector>
        <draw:connector draw:style-name="gr8" draw:text-style-name="P1" draw:layer="measurelines" svg:x1="25.146cm" svg:y1="40.9cm" svg:x2="16.996cm" svg:y2="42.2cm" draw:start-shape="id30" draw:start-glue-point="2" draw:end-shape="id31" draw:end-glue-point="0" svg:d="M25146 40900v650h-8150v650" svg:viewBox="0 0 8151 1301">
          <text:p/>
        </draw:connector>
        <draw:custom-shape draw:style-name="gr35" draw:text-style-name="P3" xml:id="id32" draw:id="id32" draw:layer="measurelines" svg:width="10.6cm" svg:height="2.3cm" svg:x="11.696cm" svg:y="43.9cm">
          <text:p text:style-name="P1">On redemande la date.</text:p>
          <text:p text:style-name="P1">2eme fois : On redemande avec un</text:p>
          <text:p text:style-name="P1">exemple.</text:p>
          <draw:enhanced-geometry svg:viewBox="0 0 21600 21600" draw:type="rectangle" draw:enhanced-path="M 0 0 L 21600 0 21600 21600 0 21600 0 0 Z N"/>
        </draw:custom-shape>
        <draw:connector draw:style-name="gr16" draw:text-style-name="P6" draw:layer="measurelines" draw:type="line" svg:x1="16.996cm" svg:y1="43.4cm" svg:x2="16.996cm" svg:y2="43.9cm" draw:start-shape="id31" draw:end-shape="id32" draw:end-glue-point="0" svg:d="M16996 43400v500" svg:viewBox="0 0 1 501">
          <text:p/>
        </draw:connector>
        <draw:connector draw:style-name="gr8" draw:text-style-name="P1" draw:layer="measurelines" svg:x1="25.146cm" svg:y1="31.1cm" svg:x2="25.146cm" svg:y2="37.5cm" draw:start-shape="id9" draw:end-shape="id30" svg:d="M25146 31100v6400" svg:viewBox="0 0 1 6401">
          <text:p/>
        </draw:connector>
        <draw:connector draw:style-name="gr8" draw:text-style-name="P1" draw:layer="measurelines" svg:x1="25.146cm" svg:y1="40.9cm" svg:x2="25.146cm" svg:y2="47.2cm" draw:start-shape="id30" draw:end-shape="id29" draw:end-glue-point="0" svg:d="M25146 40900v6300" svg:viewBox="0 0 1 6301">
          <text:p/>
        </draw:connector>
        <draw:custom-shape draw:style-name="gr36" draw:text-style-name="P3" xml:id="id34" draw:id="id34" draw:layer="measurelines" svg:width="11cm" svg:height="1.3cm" svg:x="38.196cm" svg:y="78.15cm">
          <text:p text:style-name="P1">Cas : Le nombre de place est bon</text:p>
          <draw:enhanced-geometry svg:viewBox="0 0 21600 21600" draw:type="rectangle" draw:enhanced-path="M 0 0 L 21600 0 21600 21600 0 21600 0 0 Z N"/>
        </draw:custom-shape>
        <draw:connector draw:style-name="gr37" draw:text-style-name="P3" draw:layer="measurelines" svg:x1="39.296cm" svg:y1="59.35cm" svg:x2="39.296cm" svg:y2="59.35cm" draw:start-shape="id28" draw:end-shape="id28" svg:d="M39296 59350z" svg:viewBox="0 0 1 1">
          <text:p/>
        </draw:connector>
        <draw:connector draw:style-name="gr37" draw:text-style-name="P3" draw:layer="measurelines" svg:x1="49.096cm" svg:y1="76.85cm" svg:x2="43.696cm" svg:y2="78.15cm" draw:start-shape="id33" draw:end-shape="id34" svg:d="M49096 76850v651h-5400v649" svg:viewBox="0 0 5401 1301">
          <text:p/>
        </draw:connector>
        <draw:custom-shape draw:style-name="gr38" draw:text-style-name="P3" xml:id="id36" draw:id="id36" draw:layer="measurelines" svg:width="10.2cm" svg:height="2.3cm" svg:x="29.996cm" svg:y="73.05cm">
          <text:p text:style-name="P1">On redemande le nombre</text:p>
          <text:p text:style-name="P1">de personnes</text:p>
          <draw:enhanced-geometry svg:viewBox="0 0 21600 21600" draw:type="rectangle" draw:enhanced-path="M 0 0 L 21600 0 21600 21600 0 21600 0 0 Z N"/>
        </draw:custom-shape>
        <draw:connector draw:style-name="gr39" draw:text-style-name="P7" draw:layer="measurelines" draw:type="line" svg:x1="35.096cm" svg:y1="72.55cm" svg:x2="35.096cm" svg:y2="73.05cm" draw:start-shape="id35" draw:start-glue-point="2" draw:end-shape="id36" draw:end-glue-point="0" svg:d="M35096 72550v500" svg:viewBox="0 0 1 501">
          <text:p/>
        </draw:connector>
        <draw:custom-shape draw:style-name="gr40" draw:text-style-name="P3" xml:id="id39" draw:id="id39" draw:layer="measurelines" svg:width="11.1cm" svg:height="1.3cm" svg:x="13.096cm" svg:y="64.65cm">
          <text:p text:style-name="P1">Cas : Fermé ou complet à cette heure</text:p>
          <draw:enhanced-geometry svg:viewBox="0 0 21600 21600" draw:type="rectangle" draw:enhanced-path="M 0 0 L 21600 0 21600 21600 0 21600 0 0 Z N"/>
        </draw:custom-shape>
        <draw:custom-shape draw:style-name="gr26" draw:text-style-name="P3" xml:id="id45" draw:id="id45" draw:layer="measurelines" svg:width="12.3cm" svg:height="2.9cm" svg:x="34.996cm" svg:y="66.35cm">
          <text:p text:style-name="P1">L’utilisateur n'as pas donné le nombre</text:p>
          <text:p text:style-name="P1">de personnes</text:p>
          <text:p text:style-name="P1">=&gt; On demande le nombre de personnes</text:p>
          <draw:enhanced-geometry svg:viewBox="0 0 21600 21600" draw:type="rectangle" draw:enhanced-path="M 0 0 L 21600 0 21600 21600 0 21600 0 0 Z N"/>
        </draw:custom-shape>
        <draw:custom-shape draw:style-name="gr41" draw:text-style-name="P3" xml:id="id41" draw:id="id41" draw:layer="measurelines" svg:width="12.5cm" svg:height="2.4cm" svg:x="44.696cm" svg:y="44.1cm">
          <text:p text:style-name="P1">On va déjà</text:p>
          <text:p text:style-name="P1">chercher à quelle heure</text:p>
          <text:p text:style-name="P1">le restaurant est ouvert</text:p>
          <draw:enhanced-geometry svg:viewBox="0 0 21600 21600" draw:type="rectangle" draw:enhanced-path="M 0 0 L 21600 0 21600 21600 0 21600 0 0 Z N"/>
        </draw:custom-shape>
        <draw:custom-shape draw:style-name="gr24" draw:text-style-name="P3" xml:id="id37" draw:id="id37" draw:layer="measurelines" svg:width="11cm" svg:height="1.2cm" svg:x="24.196cm" svg:y="64.694cm">
          <text:p text:style-name="P1">Erreur : L'heure n'est pas reconnue</text:p>
          <draw:enhanced-geometry svg:viewBox="0 0 21600 21600" draw:type="rectangle" draw:enhanced-path="M 0 0 L 21600 0 21600 21600 0 21600 0 0 Z N"/>
        </draw:custom-shape>
        <draw:custom-shape draw:style-name="gr42" draw:text-style-name="P3" xml:id="id38" draw:id="id38" draw:layer="measurelines" svg:width="10.3cm" svg:height="2.4cm" svg:x="24.597cm" svg:y="66.35cm">
          <text:p text:style-name="P1">On redemande l'heure</text:p>
          <text:p text:style-name="P1">2eme fois : on redemande</text:p>
          <text:p text:style-name="P1">avec un exemple</text:p>
          <draw:enhanced-geometry svg:viewBox="0 0 21600 21600" draw:type="rectangle" draw:enhanced-path="M 0 0 L 21600 0 21600 21600 0 21600 0 0 Z N"/>
        </draw:custom-shape>
        <draw:connector draw:style-name="gr39" draw:text-style-name="P7" draw:layer="measurelines" draw:type="line" svg:x1="29.696cm" svg:y1="65.894cm" svg:x2="29.747cm" svg:y2="66.35cm" draw:start-shape="id37" draw:end-shape="id38" svg:d="M29696 65894l51 456" svg:viewBox="0 0 52 457">
          <text:p/>
        </draw:connector>
        <draw:connector draw:style-name="gr37" draw:text-style-name="P3" draw:layer="measurelines" svg:x1="16.946cm" svg:y1="60.3cm" svg:x2="29.696cm" svg:y2="64.694cm" draw:start-shape="id25" draw:end-shape="id37" draw:end-glue-point="0" svg:d="M16946 60300v2197h12750v2197" svg:viewBox="0 0 12751 4395">
          <text:p/>
        </draw:connector>
        <draw:connector draw:style-name="gr37" draw:text-style-name="P3" draw:layer="measurelines" draw:line-skew="0.1cm" svg:x1="16.946cm" svg:y1="60.3cm" svg:x2="18.646cm" svg:y2="64.65cm" draw:start-shape="id25" draw:start-glue-point="2" draw:end-shape="id39" draw:end-glue-point="0" svg:d="M16946 60300v2275h1700v2075" svg:viewBox="0 0 1701 4351">
          <text:p/>
        </draw:connector>
        <draw:custom-shape draw:style-name="gr43" draw:text-style-name="P3" xml:id="id43" draw:id="id43" draw:layer="measurelines" svg:width="10.5cm" svg:height="1.4cm" svg:x="13.396cm" svg:y="66.35cm">
          <text:p text:style-name="P1">On propose une heure</text:p>
          <draw:enhanced-geometry svg:viewBox="0 0 21600 21600" draw:type="rectangle" draw:enhanced-path="M 0 0 L 21600 0 21600 21600 0 21600 0 0 Z N"/>
        </draw:custom-shape>
        <draw:custom-shape draw:style-name="gr36" draw:text-style-name="P3" xml:id="id40" draw:id="id40" draw:layer="measurelines" svg:width="11cm" svg:height="1.3cm" svg:x="45.396cm" svg:y="42.3cm">
          <text:p text:style-name="P1">Cas : Aujourd'hui</text:p>
          <draw:enhanced-geometry svg:viewBox="0 0 21600 21600" draw:type="rectangle" draw:enhanced-path="M 0 0 L 21600 0 21600 21600 0 21600 0 0 Z N"/>
        </draw:custom-shape>
        <draw:connector draw:style-name="gr37" draw:text-style-name="P3" draw:layer="measurelines" svg:x1="25.146cm" svg:y1="40.9cm" svg:x2="50.896cm" svg:y2="42.3cm" draw:start-shape="id30" draw:start-glue-point="2" draw:end-shape="id40" svg:d="M25146 40900v700h25750v700" svg:viewBox="0 0 25751 1401">
          <text:p/>
        </draw:connector>
        <draw:connector draw:style-name="gr39" draw:text-style-name="P7" draw:layer="measurelines" draw:type="line" svg:x1="50.896cm" svg:y1="43.6cm" svg:x2="50.946cm" svg:y2="44.1cm" draw:start-shape="id40" draw:start-glue-point="2" draw:end-shape="id41" svg:d="M50896 43600l50 500" svg:viewBox="0 0 51 501">
          <text:p/>
        </draw:connector>
        <draw:custom-shape draw:style-name="gr23" draw:text-style-name="P3" xml:id="id42" draw:id="id42" draw:layer="measurelines" svg:width="11cm" svg:height="1.1cm" svg:x="40.612cm" svg:y="48.004cm">
          <text:p text:style-name="P1">Cas : Complet ou fermé aujourd'hui</text:p>
          <draw:enhanced-geometry svg:viewBox="0 0 21600 21600" draw:type="rectangle" draw:enhanced-path="M 0 0 L 21600 0 21600 21600 0 21600 0 0 Z N"/>
        </draw:custom-shape>
        <draw:connector draw:style-name="gr39" draw:text-style-name="P7" draw:layer="measurelines" svg:x1="46.112cm" svg:y1="49.104cm" svg:x2="35.496cm" svg:y2="53.25cm" draw:start-shape="id42" draw:start-glue-point="2" draw:end-shape="id23" draw:end-glue-point="1" svg:d="M46112 49104v4146h-10616" svg:viewBox="0 0 10617 4147">
          <text:p/>
        </draw:connector>
        <draw:connector draw:style-name="gr37" draw:text-style-name="P3" draw:layer="measurelines" svg:x1="79.646cm" svg:y1="37.8cm" svg:x2="84.346cm" svg:y2="40.1cm" draw:start-shape="id16" draw:end-shape="id19" svg:d="M79646 37800v1151h4700v1149" svg:viewBox="0 0 4701 2301">
          <text:p/>
        </draw:connector>
        <draw:connector draw:style-name="gr37" draw:text-style-name="P3" draw:layer="measurelines" svg:x1="86.846cm" svg:y1="37.8cm" svg:x2="84.346cm" svg:y2="40.1cm" draw:start-shape="id18" draw:start-glue-point="2" draw:end-shape="id19" svg:d="M86846 37800v1151h-2500v1149" svg:viewBox="0 0 2501 2301">
          <text:p/>
        </draw:connector>
        <draw:connector draw:style-name="gr39" draw:text-style-name="P7" draw:layer="measurelines" draw:type="line" svg:x1="18.646cm" svg:y1="65.95cm" svg:x2="18.646cm" svg:y2="66.35cm" draw:start-shape="id39" draw:end-shape="id43" svg:d="M18646 65950v400" svg:viewBox="0 0 1 401">
          <text:p/>
        </draw:connector>
        <draw:custom-shape draw:style-name="gr44" draw:text-style-name="P3" xml:id="id44" draw:id="id44" draw:layer="measurelines" svg:width="11.8cm" svg:height="1.3cm" svg:x="35.152cm" svg:y="64.65cm">
          <text:p text:style-name="P1">Cas : Ouvert à cette heure</text:p>
          <draw:enhanced-geometry svg:viewBox="0 0 21600 21600" draw:type="rectangle" draw:enhanced-path="M 0 0 L 21600 0 21600 21600 0 21600 0 0 Z N"/>
        </draw:custom-shape>
        <draw:connector draw:style-name="gr39" draw:text-style-name="P7" draw:layer="measurelines" draw:type="line" svg:x1="41.052cm" svg:y1="65.95cm" svg:x2="41.146cm" svg:y2="66.35cm" draw:start-shape="id44" draw:end-shape="id45" svg:d="M41052 65950l94 400" svg:viewBox="0 0 95 401">
          <text:p/>
        </draw:connector>
        <draw:connector draw:style-name="gr37" draw:text-style-name="P3" draw:layer="measurelines" svg:x1="16.946cm" svg:y1="60.3cm" svg:x2="41.052cm" svg:y2="64.65cm" draw:start-shape="id25" draw:end-shape="id44" draw:end-glue-point="0" svg:d="M16946 60300v2175h24106v2175" svg:viewBox="0 0 24107 4351">
          <text:p/>
        </draw:connector>
        <draw:connector draw:style-name="gr37" draw:text-style-name="P3" draw:layer="measurelines" svg:x1="41.146cm" svg:y1="69.25cm" svg:x2="35.096cm" svg:y2="70.65cm" draw:start-shape="id45" draw:end-shape="id35" svg:d="M41146 69250v700h-6050v700" svg:viewBox="0 0 6051 1401">
          <text:p/>
        </draw:connector>
        <draw:custom-shape draw:style-name="gr36" draw:text-style-name="P3" xml:id="id46" draw:id="id46" draw:layer="measurelines" svg:width="11cm" svg:height="1.3cm" svg:x="49.196cm" svg:y="78.15cm">
          <text:p text:style-name="P1">Cas : Il manque des tables</text:p>
          <draw:enhanced-geometry svg:viewBox="0 0 21600 21600" draw:type="rectangle" draw:enhanced-path="M 0 0 L 21600 0 21600 21600 0 21600 0 0 Z N"/>
        </draw:custom-shape>
        <draw:connector draw:style-name="gr37" draw:text-style-name="P3" draw:layer="measurelines" svg:x1="49.096cm" svg:y1="76.85cm" svg:x2="54.696cm" svg:y2="78.15cm" draw:start-shape="id33" draw:end-shape="id46" svg:d="M49096 76850v651h5600v649" svg:viewBox="0 0 5601 1301">
          <text:p/>
        </draw:connector>
        <draw:connector draw:style-name="gr39" draw:text-style-name="P7" draw:layer="measurelines" draw:type="line" svg:x1="43.696cm" svg:y1="79.45cm" svg:x2="43.646cm" svg:y2="80.05cm" draw:start-shape="id34" draw:end-shape="id47" draw:end-glue-point="0" svg:d="M43696 79450l-50 600" svg:viewBox="0 0 51 601">
          <text:p/>
        </draw:connector>
        <draw:connector draw:style-name="gr39" draw:text-style-name="P7" draw:layer="measurelines" draw:type="line" svg:x1="43.646cm" svg:y1="80.05cm" svg:x2="43.646cm" svg:y2="80.05cm" draw:start-shape="id47" draw:end-shape="id47" svg:d="M43646 80050z" svg:viewBox="0 0 1 1">
          <text:p/>
        </draw:connector>
        <draw:connector draw:style-name="gr37" draw:text-style-name="P3" draw:layer="measurelines" svg:x1="43.646cm" svg:y1="82.15cm" svg:x2="29.046cm" svg:y2="84.45cm" draw:start-shape="id47" draw:end-shape="id48" draw:end-glue-point="4" svg:d="M43646 82150v1150h-14600v1150" svg:viewBox="0 0 14601 2301">
          <text:p/>
        </draw:connector>
        <draw:connector draw:style-name="gr37" draw:text-style-name="P3" draw:layer="measurelines" svg:x1="43.646cm" svg:y1="82.15cm" svg:x2="36.246cm" svg:y2="84.55cm" draw:start-shape="id47" draw:end-shape="id13" draw:end-glue-point="0" svg:d="M43646 82150v1200h-7400v1200" svg:viewBox="0 0 7401 2401">
          <text:p/>
        </draw:connector>
        <draw:connector draw:style-name="gr37" draw:text-style-name="P3" draw:layer="measurelines" svg:x1="50.946cm" svg:y1="46.5cm" svg:x2="46.112cm" svg:y2="48.004cm" draw:start-shape="id41" draw:start-glue-point="2" draw:end-shape="id42" svg:d="M50946 46500v752h-4834v752" svg:viewBox="0 0 4835 1505">
          <text:p/>
        </draw:connector>
        <draw:connector draw:style-name="gr37" draw:text-style-name="P3" xml:id="id49" draw:id="id49" draw:layer="measurelines" svg:x1="50.946cm" svg:y1="46.5cm" svg:x2="54.996cm" svg:y2="47.524cm" draw:start-shape="id41" draw:start-glue-point="2" svg:d="M50946 46500v763h4050v261" svg:viewBox="0 0 4051 1025">
          <text:p/>
        </draw:connector>
        <draw:connector draw:style-name="gr37" draw:text-style-name="P3" draw:layer="measurelines" draw:line-skew="-0.977cm" svg:x1="54.996cm" svg:y1="47.524cm" svg:x2="41.052cm" svg:y2="64.65cm" draw:start-shape="id49" draw:start-glue-point="3" draw:end-shape="id44" draw:end-glue-point="0" svg:d="M54996 47524v7586h-13944v9540" svg:viewBox="0 0 13945 17127">
          <text:p/>
        </draw:connector>
        <draw:connector draw:style-name="gr45" draw:text-style-name="P7" xml:id="id50" draw:id="id50" draw:layer="measurelines" draw:type="curve" draw:line-skew="-8.638cm" svg:x1="25.596cm" svg:y1="85.85cm" svg:x2="6.697cm" svg:y2="40.79cm" draw:start-shape="id48" draw:start-glue-point="6" svg:d="M25596 85850c-27507 0-18058-45060-18899-45060" svg:viewBox="0 0 19809 45061">
          <text:p/>
        </draw:connector>
        <draw:connector draw:style-name="gr39" draw:text-style-name="P7" draw:layer="measurelines" draw:type="curve" svg:x1="6.697cm" svg:y1="40.79cm" svg:x2="18.996cm" svg:y2="29.65cm" draw:start-shape="id50" draw:start-glue-point="3" draw:end-shape="id9" draw:end-glue-point="3" svg:d="M6697 40790c0-7427 4099-11140 12299-11140" svg:viewBox="0 0 12300 11141">
          <text:p/>
        </draw:connector>
        <draw:connector draw:style-name="gr37" draw:text-style-name="P3" draw:layer="measurelines" svg:x1="41.146cm" svg:y1="69.25cm" svg:x2="49.096cm" svg:y2="74.35cm" draw:start-shape="id45" draw:end-shape="id33" svg:d="M41146 69250v2550h7950v2550" svg:viewBox="0 0 7951 5101">
          <text:p/>
        </draw:connector>
        <draw:custom-shape draw:style-name="gr46" draw:text-style-name="P3" xml:id="id51" draw:id="id51" draw:layer="measurelines" svg:width="6.7cm" svg:height="2.4cm" svg:x="32.796cm" svg:y="95.9cm">
          <text:p text:style-name="P1">Remerc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3" draw:layer="measurelines" svg:x1="36.196cm" svg:y1="93.95cm" svg:x2="36.146cm" svg:y2="95.9cm" draw:start-shape="id14" draw:end-shape="id51" draw:end-glue-point="4" svg:d="M36196 93950v975h-50v975" svg:viewBox="0 0 51 1951">
          <text:p/>
        </draw:connector>
        <draw:custom-shape draw:style-name="gr47" draw:text-style-name="P4" xml:id="id52" draw:id="id52" draw:layer="measurelines" svg:width="9cm" svg:height="2.7cm" svg:x="31.696cm" svg:y="99.7cm">
          <text:p text:style-name="P1">Dire qu'il n'y a pas de</text:p>
          <text:p text:style-name="P1">problèmes <text:s/>et</text:p>
          <text:p text:style-name="P1">proposer de revenir.</text:p>
          <draw:enhanced-geometry svg:viewBox="0 0 21600 21600" draw:type="rectangle" draw:enhanced-path="M 0 0 L 21600 0 21600 21600 0 21600 0 0 Z N"/>
        </draw:custom-shape>
        <draw:connector draw:style-name="gr37" draw:text-style-name="P3" draw:layer="measurelines" svg:x1="36.146cm" svg:y1="98.3cm" svg:x2="36.196cm" svg:y2="99.7cm" draw:start-shape="id51" draw:start-glue-point="8" draw:end-shape="id52" draw:end-glue-point="0" svg:d="M36146 98300v701h50v699" svg:viewBox="0 0 5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1:43:30.795000000</meta:creation-date>
    <dc:date>2017-07-06T11:12:43.024000000</dc:date>
    <meta:editing-duration>PT3H5M52S</meta:editing-duration>
    <meta:editing-cycles>11</meta:editing-cycles>
    <meta:generator>LibreOffice/5.0.1.2$Windows_x86 LibreOffice_project/81898c9f5c0d43f3473ba111d7b351050be20261</meta:generator>
    <meta:document-statistic meta:object-count="112"/>
  </office:meta>
</office:document-meta>
</file>